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0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1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2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3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4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ListParagraph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ListParagraph" style:list-style-name="LFO3" style:family="paragraph"/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/>
      <text:list text:style-name="LFO3" text:continue-numbering="true">
        <text:list-item>
          <text:p text:style-name="P2">use 4VP32CS233</text:p>
        </text:list-item>
        <text:list-item>
          <text:p text:style-name="P3">db.createCollection("studentdb")</text:p>
        </text:list-item>
        <text:list-item>
          <text:p text:style-name="P4">db.student.insertOne({ "_id": 1, "name": "ababyj", "age": 34, "score": 69, "course": "CSY" })</text:p>
        </text:list-item>
        <text:list-item>
          <text:p text:style-name="P5">db.student.insertMany([</text:p>
        </text:list-item>
        <text:list-item>
          <text:p text:style-name="P6">{ "_id": 2, "name": "kaushik", "age": 32, "score": 78, "course": "CSY" },</text:p>
        </text:list-item>
        <text:list-item>
          <text:p text:style-name="P7">{ "_id": 3, "name": "babu", "age": 39, "score": 98, "course": "CSY" },</text:p>
        </text:list-item>
        <text:list-item>
          <text:p text:style-name="P8">{ "_id": 4, "name": "shinu", "age": 36, "score": 72, "course": "CSY" },</text:p>
        </text:list-item>
        <text:list-item>
          <text:p text:style-name="P9">{ "_id": 5, "name": "manoj", "age": 34, "score": 68, "course": "CD" },</text:p>
        </text:list-item>
        <text:list-item>
          <text:p text:style-name="P10">{ "_id": 6, "name": "darshan", "age": 32, "score": 70, "course": "CD" },</text:p>
        </text:list-item>
        <text:list-item>
          <text:p text:style-name="P11">{ "_id": 7, "name": "karthik", "age": 38, "score": 78, "course": "CD" },</text:p>
        </text:list-item>
        <text:list-item>
          <text:p text:style-name="P12">{ "_id": 8, "name": "anup", "age": 33, "score": 64, "course": "CSY" },</text:p>
        </text:list-item>
        <text:list-item>
          <text:p text:style-name="P13">{ "_id": 9, "name": "anu", "age": 34, "score": 68, "course": "CD" },</text:p>
        </text:list-item>
        <text:list-item>
          <text:p text:style-name="P14">{ "_id": 10, "name": "ramesh", "age": 35, "score": 82, "course": "CD" },</text:p>
        </text:list-item>
        <text:list-item>
          <text:p text:style-name="P15">{ "_id": 11, "name": "madhu", "age": 36, "score": 88, "course": "CSY" },</text:p>
        </text:list-item>
        <text:list-item>
          <text:p text:style-name="P16">{ "_id": 12, "name": "rani", "age": 34, "score": 98, "course": "CD" }</text:p>
        </text:list-item>
        <text:list-item>
          <text:p text:style-name="P17">])</text:p>
        </text:list-item>
        <text:list-item>
          <text:p text:style-name="P18">db.student.find()</text:p>
        </text:list-item>
        <text:list-item>
          <text:p text:style-name="P19">db.student.find({ course: "cd" })</text:p>
        </text:list-item>
        <text:list-item>
          <text:p text:style-name="P20">db.student.find({ age: { $gt: 32 } }).count()</text:p>
        </text:list-item>
        <text:list-item>
          <text:p text:style-name="P21">db.student.find({ score: { $gt: 75, $lt: 89 } }).count()</text:p>
        </text:list-item>
        <text:list-item>
          <text:p text:style-name="P22">db.student.find(</text:p>
        </text:list-item>
        <text:list-item>
          <text:p text:style-name="P23">{ course: "cd" },</text:p>
        </text:list-item>
        <text:list-item>
          <text:p text:style-name="P24">{ name: 1, score: 1, _id: 0 }</text:p>
        </text:list-item>
        <text:list-item>
          <text:p text:style-name="P25">)</text:p>
        </text:list-item>
        <text:list-item>
          <text:p text:style-name="P26">db.student.find().pretty().limit(3)</text:p>
        </text:list-item>
        <text:list-item>
          <text:p text:style-name="P27">db.student.find().skip(10)</text:p>
        </text:list-item>
        <text:list-item>
          <text:p text:style-name="P28">db.student.aggregate([</text:p>
        </text:list-item>
        <text:list-item>
          <text:p text:style-name="P29"><text:s text:c="2"/>{ $match: { course: "cd" } },</text:p>
        </text:list-item>
        <text:list-item>
          <text:p text:style-name="P30"><text:s text:c="2"/>{ $sort: { score: -1 } },</text:p>
        </text:list-item>
        <text:list-item>
          <text:p text:style-name="P31"><text:s text:c="2"/>{ $limit: 3 }</text:p>
          <text:list text:continue-numbering="true">
            <text:list-item>
              <text:p text:style-name="P32">])</text:p>
            </text:list-item>
            <text:list-item>
              <text:p text:style-name="P33">db.student.aggregate([</text:p>
            </text:list-item>
            <text:list-item>
              <text:p text:style-name="P34">{ $group: { _id: "$course", avgscore: { $avg: "$score" } } }</text:p>
            </text:list-item>
            <text:list-item>
              <text:p text:style-name="P35">])</text:p>
            </text:list-item>
          </text:list>
        </text:list-item>
      </text:list>
      <text:p text:style-name="P36"/>
      <text:list text:style-name="LFO3" text:continue-numbering="true">
        <text:list-item>
          <text:list>
            <text:list-item>
              <text:p text:style-name="P37">db.student.aggregate([</text:p>
            </text:list-item>
            <text:list-item>
              <text:p text:style-name="P38">{</text:p>
            </text:list-item>
            <text:list-item>
              <text:p text:style-name="P39">$group: {</text:p>
            </text:list-item>
            <text:list-item>
              <text:p text:style-name="P40">_id: "$course",</text:p>
            </text:list-item>
            <text:list-item>
              <text:p text:style-name="P41">avgscore: { $avg: "$score" },</text:p>
            </text:list-item>
            <text:list-item>
              <text:p text:style-name="P42">maxscore: { $max: "$score" },</text:p>
            </text:list-item>
            <text:list-item>
              <text:p text:style-name="P43">minscore: { $min: "$score" }</text:p>
            </text:list-item>
            <text:list-item>
              <text:p text:style-name="P44">}</text:p>
            </text:list-item>
            <text:list-item>
              <text:p text:style-name="P45">}</text:p>
            </text:list-item>
            <text:list-item>
              <text:p text:style-name="P46"><text:span text:style-name="T47">]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rshith K</meta:initial-creator>
    <dc:creator>Harshith K</dc:creator>
    <meta:creation-date>2025-05-19T16:01:00Z</meta:creation-date>
    <dc:date>2025-05-19T16:05:00Z</dc:date>
    <meta:template xlink:href="Normal" xlink:type="simple"/>
    <meta:editing-cycles>1</meta:editing-cycles>
    <meta:editing-duration>PT240S</meta:editing-duration>
    <meta:user-defined meta:name="GrammarlyDocumentId">f93febe1-2c22-45c7-afb5-01749356b5a6</meta:user-defined>
    <meta:document-statistic meta:page-count="2" meta:paragraph-count="42" meta:word-count="266" meta:character-count="1540" meta:row-count="37" meta:non-whitespace-character-count="1316"/>
  </office:meta>
</office:document-meta>
</file>